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9pt"/>
    </style:style>
    <style:style style:name="co3" style:family="table-column">
      <style:table-column-properties fo:break-before="auto" style:column-width="77.24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6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2" style:family="table-cell" style:parent-style-name="Default" style:data-style-name="N0">
      <style:table-cell-properties fo:background-color="#a9d08e"/>
    </style:style>
    <style:style style:name="ce3" style:family="table-cell" style:parent-style-name="Default" style:data-style-name="N2">
      <style:table-cell-properties fo:background-color="#a9d08e"/>
    </style:style>
    <style:style style:name="ce4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2" table:default-cell-style-name="ce1"/>
        <table:table-column table:style-name="co1" table:number-columns-repeated="1010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dur_eink_vorj_m</text:p>
          </table:table-cell>
          <table:table-cell office:value-type="string" calcext:value-type="string">
            <text:p>ostdeutsch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m_arbeitsl</text:p>
          </table:table-cell>
          <table:table-cell office:value-type="string" calcext:value-type="string">
            <text:p>m_arbeitsl_vorj</text:p>
          </table:table-cell>
          <table:table-cell office:value-type="string" calcext:value-type="string">
            <text:p>m_arbeitsl_vor2j</text:p>
          </table:table-cell>
          <table:table-cell office:value-type="string" calcext:value-type="string">
            <text:p>alg_soep</text:p>
          </table:table-cell>
          <table:table-cell office:value-type="string" calcext:value-type="string">
            <text:p>rente_m</text:p>
          </table:table-cell>
          <table:table-cell office:value-type="string" calcext:value-type="string">
            <text:p>arbeitsstund_w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lter</text:p>
          </table:table-cell>
          <table:table-cell table:number-columns-repeated="3"/>
          <table:table-cell office:value-type="string" calcext:value-type="string">
            <text:p>year</text:p>
          </table:table-cell>
          <table:table-cell/>
          <table:table-cell table:style-name="ce2" office:value-type="string" calcext:value-type="string">
            <text:p>arbeitsl_geld_m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alg_wage</text:p>
          </table:table-cell>
          <table:table-cell office:value-type="string" calcext:value-type="string">
            <text:p>alg_ssc</text:p>
          </table:table-cell>
          <table:table-cell office:value-type="string" calcext:value-type="string">
            <text:p>alg_tax</text:p>
          </table:table-cell>
          <table:table-cell office:value-type="string" calcext:value-type="string">
            <text:p>alg_soli</text:p>
          </table:table-cell>
          <table:table-cell office:value-type="string" calcext:value-type="string">
            <text:p>alg_entgelt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table:style-name="ce3" table:formula="of:=0.6*[.Z2]*[.U2]" office:value-type="float" office:value="465.55" calcext:value-type="float">
            <text:p>465.55</text:p>
          </table:table-cell>
          <table:table-cell table:style-name="ce6" table:formula="of:=AND([.L2]&lt;15;([.G2]+[.H2]+[.I2])&lt;12;[.K2]=0;[.N2]&lt;65)" office:value-type="boolean" office:boolean-value="true" calcext:value-type="boolean">
            <text:p>TRUE</text:p>
          </table:table-cell>
          <table:table-cell table:style-name="ce4" table:formula="of:=MIN(6700;[.D2])" office:value-type="float" office:value="1000" calcext:value-type="float">
            <text:p>1000.00</text:p>
          </table:table-cell>
          <table:table-cell table:style-name="ce4" table:formula="of:=0.2*[.V2]" office:value-type="float" office:value="200" calcext:value-type="float">
            <text:p>200.00</text:p>
          </table:table-cell>
          <table:table-cell table:style-name="ce4" table:formula="of:=289/12" office:value-type="float" office:value="24.0833333333333" calcext:value-type="float">
            <text:p>24.08</text:p>
          </table:table-cell>
          <table:table-cell table:style-name="ce4" table:formula="of:=MIN(0.055*[.X2]*12; MAX(0;0.2*(12*[.X2]-972)))/12" office:value-type="float" office:value="0" calcext:value-type="float">
            <text:p>0.00</text:p>
          </table:table-cell>
          <table:table-cell table:style-name="ce4" table:formula="of:=[.V2]-[.W2]-[.X2]-[.Y2]" office:value-type="float" office:value="775.916666666667" calcext:value-type="float">
            <text:p>775.92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table:style-name="ce3" table:formula="of:=0.6*[.Z3]*[.U3]" office:value-type="float" office:value="789.77364" calcext:value-type="float">
            <text:p>789.77</text:p>
          </table:table-cell>
          <table:table-cell table:style-name="ce6" table:formula="of:=AND([.L3]&lt;15;([.G3]+[.H3]+[.I3])&lt;12;[.K3]=0;[.N3]&lt;65)" office:value-type="boolean" office:boolean-value="true" calcext:value-type="boolean">
            <text:p>TRUE</text:p>
          </table:table-cell>
          <table:table-cell table:style-name="ce4" table:formula="of:=MIN(6700;[.D3])" office:value-type="float" office:value="2000" calcext:value-type="float">
            <text:p>2000.00</text:p>
          </table:table-cell>
          <table:table-cell table:style-name="ce4" table:formula="of:=0.2*[.V3]" office:value-type="float" office:value="400" calcext:value-type="float">
            <text:p>400.00</text:p>
          </table:table-cell>
          <table:table-cell table:style-name="ce4" office:value-type="float" office:value="268.92" calcext:value-type="float">
            <text:p>268.92</text:p>
          </table:table-cell>
          <table:table-cell table:style-name="ce4" table:formula="of:=MIN(0.055*[.X3]*12; MAX(0;0.2*(12*[.X3]-972)))/12" office:value-type="float" office:value="14.7906" calcext:value-type="float">
            <text:p>14.79</text:p>
          </table:table-cell>
          <table:table-cell table:style-name="ce4" table:formula="of:=[.V3]-[.W3]-[.X3]-[.Y3]" office:value-type="float" office:value="1316.2894" calcext:value-type="float">
            <text:p>1316.29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table:style-name="ce3" table:formula="of:=0.67*[.Z4]*[.U4]" office:value-type="float" office:value="0" calcext:value-type="float">
            <text:p>0.00</text:p>
          </table:table-cell>
          <table:table-cell table:style-name="ce6" table:formula="of:=AND([.L4]&lt;15;([.G4]+[.H4]+[.I4])&lt;12;[.K4]=0;[.N4]&lt;65)" office:value-type="boolean" office:boolean-value="false" calcext:value-type="boolean">
            <text:p>FALSE</text:p>
          </table:table-cell>
          <table:table-cell table:style-name="ce4" table:formula="of:=MIN(6700;[.D4])" office:value-type="float" office:value="3000" calcext:value-type="float">
            <text:p>3000.00</text:p>
          </table:table-cell>
          <table:table-cell table:style-name="ce4" table:formula="of:=0.2*[.V4]" office:value-type="float" office:value="600" calcext:value-type="float">
            <text:p>600.00</text:p>
          </table:table-cell>
          <table:table-cell table:style-name="ce4" office:value-type="float" office:value="572.33" calcext:value-type="float">
            <text:p>572.33</text:p>
          </table:table-cell>
          <table:table-cell table:style-name="ce4" table:formula="of:=MIN(0.055*[.X4]*12; MAX(0;0.2*(12*[.X4]-972)))/12" office:value-type="float" office:value="31.47815" calcext:value-type="float">
            <text:p>31.48</text:p>
          </table:table-cell>
          <table:table-cell table:style-name="ce4" table:formula="of:=[.V4]-[.W4]-[.X4]-[.Y4]" office:value-type="float" office:value="1796.19185" calcext:value-type="float">
            <text:p>1796.19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table:style-name="ce3" table:formula="of:=0.67*[.Z5]*[.U5]" office:value-type="float" office:value="0" calcext:value-type="float">
            <text:p>0.00</text:p>
          </table:table-cell>
          <table:table-cell table:style-name="ce6" table:formula="of:=AND([.L5]&lt;15;([.G5]+[.H5]+[.I5])&lt;12;[.K5]=0;[.N5]&lt;65)" office:value-type="boolean" office:boolean-value="false" calcext:value-type="boolean">
            <text:p>FALSE</text:p>
          </table:table-cell>
          <table:table-cell table:style-name="ce4" table:formula="of:=MIN(6700;[.D5])" office:value-type="float" office:value="4000" calcext:value-type="float">
            <text:p>4000.00</text:p>
          </table:table-cell>
          <table:table-cell table:style-name="ce4" table:formula="of:=0.2*[.V5]" office:value-type="float" office:value="800" calcext:value-type="float">
            <text:p>800.00</text:p>
          </table:table-cell>
          <table:table-cell table:style-name="ce4" office:value-type="float" office:value="927.66" calcext:value-type="float">
            <text:p>927.66</text:p>
          </table:table-cell>
          <table:table-cell table:style-name="ce4" table:formula="of:=MIN(0.055*[.X5]*12; MAX(0;0.2*(12*[.X5]-972)))/12" office:value-type="float" office:value="51.0213" calcext:value-type="float">
            <text:p>51.02</text:p>
          </table:table-cell>
          <table:table-cell table:style-name="ce4" table:formula="of:=[.V5]-[.W5]-[.X5]-[.Y5]" office:value-type="float" office:value="2221.3187" calcext:value-type="float">
            <text:p>2221.32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000" calcext:value-type="float">
            <text:p>7000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/>
          <table:table-cell table:style-name="ce3" table:formula="of:=0.67*[.Z6]*[.U6]" office:value-type="float" office:value="1719.963164" calcext:value-type="float">
            <text:p>1719.96</text:p>
          </table:table-cell>
          <table:table-cell table:style-name="ce6" table:formula="of:=AND([.L6]&lt;15;([.G6]+[.H6]+[.I6])&lt;12;[.K6]=0;[.N6]&lt;65)" office:value-type="boolean" office:boolean-value="true" calcext:value-type="boolean">
            <text:p>TRUE</text:p>
          </table:table-cell>
          <table:table-cell table:style-name="ce4" table:formula="of:=MIN(5200;[.D6])" office:value-type="float" office:value="5200" calcext:value-type="float">
            <text:p>5200.00</text:p>
          </table:table-cell>
          <table:table-cell table:style-name="ce4" table:formula="of:=0.21*[.V6]" office:value-type="float" office:value="1092" calcext:value-type="float">
            <text:p>1092.00</text:p>
          </table:table-cell>
          <table:table-cell table:style-name="ce4" office:value-type="float" office:value="1460.56" calcext:value-type="float">
            <text:p>1460.56</text:p>
          </table:table-cell>
          <table:table-cell table:style-name="ce4" table:formula="of:=MIN(0.055*[.X6]*12; MAX(0;0.2*(12*[.X6]-972)))/12" office:value-type="float" office:value="80.3308" calcext:value-type="float">
            <text:p>80.33</text:p>
          </table:table-cell>
          <table:table-cell table:style-name="ce4" table:formula="of:=[.V6]-[.W6]-[.X6]-[.Y6]" office:value-type="float" office:value="2567.1092" calcext:value-type="float">
            <text:p>2567.11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table:style-name="ce3" table:formula="of:=0.67*[.Z7]*[.U7]" office:value-type="float" office:value="1021.866781" calcext:value-type="float">
            <text:p>1021.87</text:p>
          </table:table-cell>
          <table:table-cell table:style-name="ce6" table:formula="of:=AND([.L7]&lt;15;([.G7]+[.H7]+[.I7])&lt;12;[.K7]=0;[.N7]&lt;65)" office:value-type="boolean" office:boolean-value="true" calcext:value-type="boolean">
            <text:p>TRUE</text:p>
          </table:table-cell>
          <table:table-cell table:style-name="ce4" table:formula="of:=MIN(6050;[.D7])" office:value-type="float" office:value="2500" calcext:value-type="float">
            <text:p>2500.00</text:p>
          </table:table-cell>
          <table:table-cell table:style-name="ce4" table:formula="of:=0.20225*[.V7]" office:value-type="float" office:value="505.625" calcext:value-type="float">
            <text:p>505.63</text:p>
          </table:table-cell>
          <table:table-cell table:style-name="ce4" office:value-type="float" office:value="444.74" calcext:value-type="float">
            <text:p>444.74</text:p>
          </table:table-cell>
          <table:table-cell table:style-name="ce4" table:formula="of:=MIN(0.055*[.X7]*12; MAX(0;0.2*(12*[.X7]-972)))/12" office:value-type="float" office:value="24.4607" calcext:value-type="float">
            <text:p>24.46</text:p>
          </table:table-cell>
          <table:table-cell table:style-name="ce4" table:formula="of:=[.V7]-[.W7]-[.X7]-[.Y7]" office:value-type="float" office:value="1525.1743" calcext:value-type="float">
            <text:p>1525.17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table:style-name="ce3" table:formula="of:=0.6*[.Z8]*[.U8]" office:value-type="float" office:value="0" calcext:value-type="float">
            <text:p>0.00</text:p>
          </table:table-cell>
          <table:table-cell table:style-name="ce6" table:formula="of:=AND([.L8]&lt;15;([.G8]+[.H8]+[.I8])&lt;12;[.K8]=0;[.N8]&lt;65)" office:value-type="boolean" office:boolean-value="false" calcext:value-type="boolean">
            <text:p>FALSE</text:p>
          </table:table-cell>
          <table:table-cell table:style-name="ce4" table:formula="of:=MIN(6050;[.D8])" office:value-type="float" office:value="2300" calcext:value-type="float">
            <text:p>2300.00</text:p>
          </table:table-cell>
          <table:table-cell table:style-name="ce4" table:formula="of:=0.21*[.V8]" office:value-type="float" office:value="483" calcext:value-type="float">
            <text:p>483.00</text:p>
          </table:table-cell>
          <table:table-cell table:style-name="ce4" office:value-type="float" office:value="383.62" calcext:value-type="float">
            <text:p>383.62</text:p>
          </table:table-cell>
          <table:table-cell table:style-name="ce4" table:formula="of:=MIN(0.055*[.X8]*12; MAX(0;0.2*(12*[.X8]-972)))/12" office:value-type="float" office:value="21.0991" calcext:value-type="float">
            <text:p>21.10</text:p>
          </table:table-cell>
          <table:table-cell table:style-name="ce4" table:formula="of:=[.V8]-[.W8]-[.X8]-[.Y8]" office:value-type="float" office:value="1412.2809" calcext:value-type="float">
            <text:p>1412.28</text:p>
          </table:table-cell>
          <table:table-cell table:number-columns-repeated="998"/>
        </table:table-row>
        <table:table-row table:style-name="ro2" table:number-rows-repeated="13">
          <table:table-cell table:number-columns-repeated="19"/>
          <table:table-cell table:style-name="ce2"/>
          <table:table-cell table:number-columns-repeated="100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1-16T07:16:02Z</meta:creation-date>
    <dc:date>2020-03-06T20:35:33.535187579</dc:date>
    <meta:editing-duration>PT5M37S</meta:editing-duration>
    <meta:editing-cycles>4</meta:editing-cycles>
    <meta:document-statistic meta:table-count="1" meta:cell-count="176" meta:object-count="0"/>
  </office:meta>
</office:document-meta>
</file>